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100000004E636CBE3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letter-kerning="true" style:font-name-asian="FreeSans" style:font-size-asian="7pt" style:font-style-asian="normal" style:font-weight-asian="normal" style:font-name-complex="FreeSans" style:font-size-complex="7pt" style:font-style-complex="normal" style:font-weight-complex="normal" style:text-emphasize="none"/>
    </style:style>
    <style:style style:name="P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letter-kerning="true" style:font-name-asian="Tahoma" style:font-size-asian="7pt" style:font-style-asian="normal" style:font-weight-asian="normal" style:font-name-complex="Tahoma" style:font-size-complex="7pt" style:font-style-complex="normal" style:font-weight-complex="normal" style:text-emphasize="none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letter-kerning="true" style:font-style-asian="normal" style:font-weight-asian="normal" style:font-size-complex="7pt" style:font-style-complex="normal" style:font-weight-complex="normal" style:text-emphasize="none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style:font-name="DejaVu Sans" style:text-underline-style="none" style:font-name-asian="DejaVu Sans" style:font-name-complex="DejaVu Sans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super 58%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cations</text:h>
      <text:p text:style-name="Standard">template search order:<text:line-break/>1. <text:span text:style-name="Source_20_Text">/config/templates/YourModule</text:span><text:line-break/>2. <text:span text:style-name="Source_20_Text">/themes/YourTheme/templates/modules/YourModule</text:span><text:line-break/>3. <text:span text:style-name="Source_20_Text">/modules/YourModule/pntemplates<text:line-break/></text:span><text:line-break/>theme specific module customizations are stored here:<text:line-break/><text:span text:style-name="Source_20_Text">/themes/YT/templates/modules/YourModule/</text:span><text:line-break/>for modified module templates<text:line-break/><text:span text:style-name="Source_20_Text">/themes/YT/style/YourModule/style.css</text:span><text:line-break/>for modified/extra stylesheets<text:line-break/><text:span text:style-name="Source_20_Text">/themes/YT/templates/modules/YourModule/plugins/</text:span><text:line-break/>for modified/extra plugins<text:line-break/><text:span text:style-name="Source_20_Text">/themes/YT/templates/modules/YourModule/images/<text:line-break/></text:span>for modified/extra images<text:line-break/><text:span text:style-name="T5">→ s</text:span>ame works independent of the theme in the config folder</text:p>
      <text:h text:style-name="Heading_20_1" text:outline-level="1">Calls</text:h>
      <text:p text:style-name="P1"><text:span text:style-name="Source_20_Text">&lt;!--[function]--&gt;</text:span></text:p>
      <text:p text:style-name="P2"><text:span text:style-name="Source_20_Text">&lt;!--[function param1</text:span><text:span text:style-name="Source_20_Text"><text:span text:style-name="T1">="val"</text:span></text:span><text:span text:style-name="Source_20_Text"> param2=$var]--&gt;</text:span></text:p>
      <text:p text:style-name="P1"><text:span text:style-name="Source_20_Text">&lt;!--[$variable]--&gt;</text:span></text:p>
      <text:p text:style-name="P1"><text:span text:style-name="Source_20_Text">&lt;!--[$variable|modifier]--&gt;</text:span></text:p>
      <text:p text:style-name="P1"><text:span text:style-name="Source_20_Text">&lt;!--[$variable|modifier:"value"]--&gt;</text:span></text:p>
      <text:p text:style-name="Standard"><text:span text:style-name="Source_20_Text">&lt;!--[$variable|phpFunction:"value"]--&gt;</text:span></text:p>
      <text:h text:style-name="Heading_20_1" text:outline-level="1">Assign</text:h>
      <text:p text:style-name="Standard"><text:span text:style-name="Source_20_Text">&lt;!--[assign var=</text:span><text:span text:style-name="Source_20_Text"><text:span text:style-name="T2">"</text:span></text:span><text:span text:style-name="Source_20_Text">name" value="example" ]--&gt;</text:span></text:p>
      <text:h text:style-name="Heading_20_1" text:outline-level="1">Backticks</text:h>
      <text:p text:style-name="Standard">Simple Math:<text:line-break/><text:span text:style-name="Source_20_Text">&lt;!--[assign var="name" value=`$var1+$var2`]--&gt;<text:line-break/></text:span>Combining Strings:<text:line-break/><text:span text:style-name="Source_20_Text">&lt;!--[assign var="name"</text:span><text:span text:style-name="Source_20_Text"><text:span text:style-name="T3">⁋<text:line-break/> </text:span></text:span><text:span text:style-name="Source_20_Text">value="`$var1` something `$var2`"]--&gt;</text:span></text:p>
      <text:h text:style-name="Heading_20_1" text:outline-level="1">Conditions</text:h>
      <text:p text:style-name="Standard"><text:span text:style-name="Source_20_Text">&lt;!--[if $name == 'Fred']--&gt;</text:span><text:line-break/> <text:s text:c="3"/>Welcome Sir.<text:line-break/><text:span text:style-name="Source_20_Text">&lt;!--[elseif $name == 'Wilma']--&gt;</text:span><text:line-break/> <text:s text:c="3"/>Welcome Ma'am<text:line-break/><text:span text:style-name="Source_20_Text">&lt;!--[else]--&gt;<text:line-break/></text:span> <text:s text:c="3"/>Welcome, whatever you are<text:line-break/><text:span text:style-name="Source_20_Text">&lt;!--[/if]--&gt;<text:line-break/><text:line-break/></text:span>Qualifiers:<text:line-break/><text:span text:style-name="Source_20_Text">$a == $b </text:span>– equals<text:line-break/><text:span text:style-name="Source_20_Text">$a != $b</text:span> – not equals<text:line-break/><text:span text:style-name="Source_20_Text">$a &gt; $b</text:span> – greater than<text:line-break/><text:span text:style-name="Source_20_Text">$a &lt; $b</text:span> – less than<text:line-break/><text:span text:style-name="Source_20_Text">$a &gt;= $b</text:span> – greater than or equal<text:line-break/><text:span text:style-name="Source_20_Text">$a &lt;= $b</text:span> – less than or equal<text:line-break/><text:span text:style-name="Source_20_Text">$a === 0</text:span> – check for identity<text:line-break/><text:span text:style-name="Source_20_Text">! $a</text:span> – negation<text:line-break/><text:span text:style-name="Source_20_Text">$a mod $b</text:span> – modulous<text:line-break/><text:span text:style-name="Source_20_Text">$a is div by 4</text:span> – divisible by<text:line-break/><text:span text:style-name="Source_20_Text">$a is even</text:span> – an even number<text:line-break/><text:span text:style-name="Source_20_Text">$a is even by $b</text:span> – grouping level even<text:line-break/><text:span text:style-name="Source_20_Text">$a is odd</text:span> – an odd number<text:line-break/><text:span text:style-name="Source_20_Text">$a is odd by $b</text:span> – an odd grouping</text:p>
      <text:h text:style-name="Heading_20_1" text:outline-level="1">Loops</text:h>
      <text:p text:style-name="Standard"><text:span text:style-name="Source_20_Text">&lt;!--[section name=id loop=$variable]--&gt;</text:span></text:p>
      <text:p text:style-name="Standard"><text:span text:style-name="Source_20_Text"><text:tab/>&lt;!--[$variable[id]]--&gt;<text:line-break/>&lt;!--[sectionelse]--&gt;<text:line-break/><text:tab/></text:span>$variable empty!<text:line-break/><text:span text:style-name="Source_20_Text">&lt;!--[/section]--&gt;<text:line-break/></text:span>Or:<text:line-break/><text:span text:style-name="Source_20_Text">&lt;!--[foreach item="currentItem" from=$items]--&gt;<text:line-break/><text:tab/>&lt;!--[$currrentItem]--&gt;<text:line-break/>&lt;!--[foreachelse ]--&gt;<text:line-break/><text:tab/></text:span>$item empty!<text:line-break/><text:span text:style-name="Source_20_Text">&lt;!--[/foreach]--&gt;</text:span></text:p>
      <text:h text:style-name="Heading_20_1" text:outline-level="1">Math</text:h>
      <text:p text:style-name="Standard"><text:span text:style-name="Source_20_Text">&lt;!--[math equation="x*y" x=$height y=$width]--&gt;<text:line-break/></text:span>or<text:line-break/><text:span text:style-name="Source_20_Text">&lt;!--[math equation="x*y" x=$height y=$width</text:span><text:span text:style-name="Source_20_Text"><text:span text:style-name="T3">⁋<text:line-break/></text:span></text:span><text:span text:style-name="Source_20_Text">assign="var"]--&gt;<text:line-break/>&lt;!--[ $var ]--&gt;<text:line-break/></text:span>or with parenthesis<text:line-break/><text:span text:style-name="Source_20_Text">&lt;!--[math equation="((x+y)/z)" x=2 y=10</text:span><text:span text:style-name="Source_20_Text"><text:span text:style-name="T3"> </text:span></text:span><text:span text:style-name="Source_20_Text">z=2]--&gt;</text:span></text:p>
      <text:h text:style-name="Heading_20_1" text:outline-level="1">Modifiers</text:h>
      <text:p text:style-name="Standard">some widely used modifiers:<text:line-break/><text:span text:style-name="Source_20_Text">default</text:span> – set a default value for a var<text:line-break/><text:span text:style-name="Source_20_Text">nl2paragraphs</text:span> – newlines (\n) turned into paragraphs<text:line-break/><text:span text:style-name="Source_20_Text">regex_replace</text:span> – regular expression search and replace<text:line-break/><text:span text:style-name="Source_20_Text">replace</text:span> – simple search and replace<text:line-break/><text:span text:style-name="Source_20_Text">string_format</text:span> – format strings like<text:span text:style-name="T5"> </text:span>sprintf() in php<text:line-break/><text:span text:style-name="Source_20_Text">strip_tags</text:span> – strips out all HTML markup<text:line-break/><text:span text:style-name="Source_20_Text">truncate</text:span> – truncates a var to a set length<text:line-break/><text:span text:style-name="Source_20_Text">cat</text:span> – value is concatenated to the given var<text:line-break/><text:span text:style-name="Source_20_Text">wordwrap</text:span> – wraps a string to a column width<text:line-break/>All php-functions can be used as modifiers implicitly. Use @phpfunc with arrays<text:line-break/>Some more specific modifiers:<text:line-break/><text:span text:style-name="Source_20_Text">activatelinks</text:span> – turns URLs within a string into links<text:line-break/><text:span text:style-name="Source_20_Text">pnml</text:span> – converts lanugage define into language string<text:line-break/><text:span text:style-name="Source_20_Text">pnmodcallhooks</text:span> – call transform hooks<text:line-break/><text:span text:style-name="Source_20_Text">userprofilelink</text:span> – create a link to a users profile<text:line-break/><text:span text:style-name="Source_20_Text">userprofilelink:"css"</text:span> – adds class="css"<text:line-break/><text:span text:style-name="Source_20_Text">userprofilelink:'':"img/profile.gif"</text:span> – <text:line-break/>Using profile.gif instead of username, no class<text:line-break/><text:span text:style-name="Source_20_Text">yesno</text:span> – returns Yes if var = 1 and No if var = 0<text:line-break/><text:span text:style-name="Source_20_Text">onlineoffline</text:span> – returns Online if <text:s/>var = 1 and Offline if var = 0<text:line-break/><text:span text:style-name="Source_20_Text">activeinactive</text:span> – returns Active if var = 1 and Inactive if var = 0<text:line-break/><text:line-break/>security modifiers:<text:line-break/><text:span text:style-name="Source_20_Text">pnvarprepfordisplay</text:span> – removes HTML completely<text:line-break/><text:span text:style-name="Source_20_Text">pnvarprephtmldisplay</text:span> – preserves some HTML tags<text:line-break/>both prevent user input from destroying the layout</text:p>
      <text:h text:style-name="Heading_20_1" text:outline-level="1">pndate_format</text:h>
      <text:p text:style-name="Standard"><text:span text:style-name="Source_20_Text">pndate_format:"dateSpecifiers"<text:line-break/></text:span>formats a date and time into the given strftime() format:<text:line-break/><text:span text:style-name="Source_20_Text">%a</text:span> – <text:s/>abbr. weekday name<text:line-break/><text:span text:style-name="Source_20_Text">%A</text:span> – full weekday name<text:span text:style-name="Source_20_Text"><text:line-break/>%b</text:span> – abbr. month name<text:span text:style-name="Source_20_Text"><text:line-break/>%B</text:span> – full month name<text:span text:style-name="Source_20_Text"><text:line-break/>%d</text:span> – day of month (range 01 to 31)<text:span text:style-name="Source_20_Text"><text:line-break/>%D</text:span> – same as %m/%d/%y<text:span text:style-name="Source_20_Text"><text:line-break/>%e</text:span> – day of month (range 1 to 31)<text:span text:style-name="Source_20_Text"><text:line-break/>%H</text:span> – hour (range 00 to 23)<text:span text:style-name="Source_20_Text"><text:line-break/>%I</text:span> – hour (range 01 to 12)<text:span text:style-name="Source_20_Text"><text:line-break/>%j</text:span> – day of year (range 001 to 366)<text:span text:style-name="Source_20_Text"><text:line-break/>%k</text:span> – Hour (range 0 to 23)<text:span text:style-name="Source_20_Text"><text:line-break/>%l</text:span> – hour (range 1 to 12)<text:span text:style-name="Source_20_Text"><text:line-break/>%m</text:span> – month (range 01 to 12)<text:span text:style-name="Source_20_Text"><text:line-break/>%M</text:span> – minute as a decimal number<text:span text:style-name="Source_20_Text"><text:line-break/>%n</text:span> – newline character<text:span text:style-name="Source_20_Text"><text:line-break/>%p</text:span> – either "am" or "pm"<text:span text:style-name="Source_20_Text"><text:line-break/>%r</text:span> – time in am. and pm notation<text:span text:style-name="Source_20_Text"><text:line-break/>%R</text:span> – time in 24 hour notation<text:span text:style-name="Source_20_Text"><text:line-break/>%S</text:span> – second as a decimal number<text:span text:style-name="Source_20_Text"><text:line-break/>%t</text:span> – tab character<text:span text:style-name="Source_20_Text"><text:line-break/>%T</text:span> – equal to %H:%M:%S<text:span text:style-name="Source_20_Text"><text:line-break/>%u</text:span> – weekday as a decimal number<text:line-break/><text:span text:style-name="Source_20_Text">%V</text:span> – ISO 8601:1988 week number<text:span text:style-name="Source_20_Text"><text:line-break/>%x</text:span> – preferred date for current locale<text:span text:style-name="Source_20_Text"><text:line-break/>%X</text:span> – preferred time for current locale<text:span text:style-name="Source_20_Text"><text:line-break/>%y</text:span> – year (range 00 to 99)<text:span text:style-name="Source_20_Text"><text:line-break/>%Y</text:span> – year including century<text:span text:style-name="Source_20_Text"><text:line-break/>%Z</text:span> – time zone or name or abbr.<text:span text:style-name="Source_20_Text"><text:line-break/>%%</text:span> – a literal "%" character<text:span text:style-name="Source_20_Text"> </text:span><text:line-break/><text:span text:style-name="Source_20_Text">pndate_format:"":"dateString"<text:line-break/></text:span>uses Zikula language defines for standard dates. English example:<text:line-break/><text:span text:style-name="Source_20_Text">datebrief</text:span> – %b %d, %Y<text:line-break/><text:span text:style-name="Source_20_Text">datelong</text:span> – %A, %B %d, %Y<text:line-break/><text:span text:style-name="Source_20_Text">datestring</text:span> – %A, %B %d @ %H:%M:%S<text:line-break/><text:span text:style-name="Source_20_Text">datetimebrief</text:span> – %b %d, %Y - %I:%M %p<text:line-break/><text:span text:style-name="Source_20_Text">datetimelong</text:span> – %A, %B %d, %Y - %I:%M %p<text:line-break/><text:span text:style-name="Source_20_Text">dateinput</text:span> – %Y-%m-%d<text:line-break/><text:span text:style-name="Source_20_Text">datetimeinput</text:span> – %Y-%m-%d %H:%M<text:line-break/><text:span text:style-name="Source_20_Text">timebrief</text:span> – %I:%M %p</text:p>
      <text:h text:style-name="Heading_20_1" text:outline-level="1">Modifer Examples</text:h>
      <text:p text:style-name="Standard"><text:span text:style-name="Source_20_Text">&lt;!--[ $title|default:'no title' ]--&gt;</text:span> – set default value incase variable is empty<text:line-break/><text:span text:style-name="Source_20_Text">&lt;!--[ $title|truncate:40:'&amp;hellip;' ]--&gt;</text:span> <text:s/>– truncate var to 40 char, ending with ...<text:line-break/><text:span text:style-name="Source_20_Text">&lt;!--[ "%2.f"|sprintf:$var ]--&gt; </text:span>– use PHP function on var. (1<text:span text:style-name="T6">st</text:span> PHP param is the one in front of the | )<text:line-break/><text:span text:style-name="Source_20_Text">&lt;!--[ $accountlinks|@sort ]--&gt; </text:span>– use PHP function „sort“ on all array elements</text:p>
      <text:h text:style-name="Heading_20_1" text:outline-level="1">Functions</text:h>
      <text:p text:style-name="Standard"><text:span text:style-name="Source_20_Text">&lt;!--[pnvarcleanfrominput name="param"</text:span><text:span text:style-name="Source_20_Text"><text:span text:style-name="T3">⁋</text:span></text:span><text:span text:style-name="Source_20_Text"> assign="var"]--&gt;</text:span> <text:s/>– fetch the value of an URL parameter</text:p>
      <text:p text:style-name="Standard"><text:span text:style-name="Source_20_Text">&lt;!--[pnusergetvar name="user_icq" uid=1]--&gt;</text:span> <text:s/>– fetch user data (no uid = present user)</text:p>
      <text:p text:style-name="Standard"><text:span text:style-name="Source_20_Text">&lt;!--[pnusergetidfromname name=$name</text:span><text:span text:style-name="Source_20_Text"><text:span text:style-name="T3">⁋</text:span></text:span><text:span text:style-name="Source_20_Text"> assign="uid"]--&gt;</text:span> <text:s/>– return the user ID for a given username<text:line-break/></text:p>
      <text:p text:style-name="Standard"><text:span text:style-name="Source_20_Text">&lt;!--[pnimg src="image.png"]--&gt;</text:span> – returns an img-tag<text:line-break/><text:span text:style-name="Source_20_Text">src</text:span> – file name of the image<text:line-break/><text:span text:style-name="Source_20_Text">modname</text:span> – module name (default – the current module)<text:line-break/><text:span text:style-name="Source_20_Text">width</text:span>, <text:span text:style-name="Source_20_Text">height</text:span> – If none is set, they are obtained from the image<text:line-break/><text:span text:style-name="Source_20_Text">alt</text:span> – If not set, an empty string is being assigned<text:line-break/><text:span text:style-name="Source_20_Text">altml</text:span> – If true, alt string is assumed to be a ML constant<text:line-break/><text:span text:style-name="Source_20_Text">title</text:span> – If not set, an empty string is being assigned<text:line-break/><text:span text:style-name="Source_20_Text">titleml</text:span> – If true, title string is assumed to be a ML<text:line-break/>constant<text:line-break/><text:span text:style-name="Source_20_Text">optional</text:span> – If set, the plugin will return no error if image isn't found<text:line-break/><text:span text:style-name="Source_20_Text">default</text:span> – If set, a default image is used should the requested image not be found (Note – full path required)<text:line-break/><text:span text:style-name="Source_20_Text">set</text:span> – If modname is 'core' then the set parameter is set to define the directory in /images/<text:line-break/><text:span text:style-name="Source_20_Text">nostoponerror</text:span> – If set and error ocurs, do not trigger_error, but return false and fill pnimg_error instead<text:line-break/><text:span text:style-name="Source_20_Text">assign</text:span> – If set, the results are assigned to a variable<text:line-break/>All remaining parameters are passed to the module function<text:line-break/></text:p>
      <text:p text:style-name="Standard"><text:span text:style-name="Source_20_Text">&lt;!--[pnml name="_EXAMPLESTRING"]--&gt;</text:span> <text:s/>– read a language constant <text:line-break/>Available parameters:<text:line-break/><text:span text:style-name="Source_20_Text">name</text:span> – Name of the language constant to return<text:line-break/><text:span text:style-name="Source_20_Text">html</text:span> – Treat the language define as HTML<text:line-break/><text:span text:style-name="Source_20_Text">noprocess</text:span> – If set, no processing is applied to the constant value <text:line-break/><text:span text:style-name="Source_20_Text">assign</text:span> – If set, the results are assigned to a variable<text:line-break/>All remaining parameters are passed to the module function<text:line-break/><text:span text:style-name="Source_20_Text">&lt;!--[pnmodurl modname="Name" type="user"</text:span><text:span text:style-name="Source_20_Text"><text:span text:style-name="T3">⁋</text:span></text:span><text:span text:style-name="Source_20_Text"> func="display"]--&gt;</text:span> <text:s/>– create a URL for a specific module function <text:line-break/>Available parameters: <text:line-break/><text:span text:style-name="Source_20_Text">modname</text:span> – modulename (required)<text:line-break/><text:span text:style-name="Source_20_Text">type</text:span> – currently one of 'user' or 'admin' (default is 'user')<text:line-break/><text:span text:style-name="Source_20_Text">func</text:span> – module function (default is 'main')<text:line-break/><text:span text:style-name="Source_20_Text">fragment</text:span> – The fragment to target within the URL<text:line-break/><text:span text:style-name="Source_20_Text">ssl</text:span> – set to constant null, true, false<text:line-break/><text:span text:style-name="Source_20_Text">append</text:span> – a string to be appended to the URL<text:line-break/><text:span text:style-name="Source_20_Text">assign</text:span> – If set, the results are assigned to a variable<text:line-break/>All remaining parameters are passed to the module function<text:line-break/></text:p>
      <text:h text:style-name="Heading_20_1" text:outline-level="1">Module Functions</text:h>
      <text:p text:style-name="Standard"><text:span text:style-name="Source_20_Text">&lt;!--[pnmodfunc modname="Name" type="user"</text:span><text:span text:style-name="Source_20_Text"><text:span text:style-name="T3">⁋</text:span></text:span><text:span text:style-name="Source_20_Text"> func="main"]--&gt;</text:span> <text:line-break/>execute a module function (pnuser.php, pnadmin.php ...)<text:line-break/>Available parameters:<text:line-break/><text:span text:style-name="Source_20_Text">modname</text:span> – modulename (required)<text:line-break/><text:span text:style-name="Source_20_Text">type</text:span> – currently one of 'user' or 'admin' (default is 'user')<text:line-break/><text:span text:style-name="Source_20_Text">func</text:span> – module function (default is 'main')<text:line-break/><text:span text:style-name="Source_20_Text">assign</text:span> – If set, the results are assigned to a variable<text:line-break/>All remaining parameters are passed to the module function</text:p>
      <text:p text:style-name="Standard"><text:span text:style-name="Source_20_Text">&lt;!--[pnmodapifunc modname="Name" type="user"</text:span><text:span text:style-name="Source_20_Text"><text:span text:style-name="T3">⁋</text:span></text:span><text:span text:style-name="Source_20_Text"> func="main"]--&gt;</text:span> <text:line-break/>execute a module API function (pnuserapi.php, pnadminapi.php ...)<text:line-break/>Available parameters:<text:line-break/><text:span text:style-name="Source_20_Text">modname</text:span> – modulename (required)<text:line-break/><text:span text:style-name="Source_20_Text">type</text:span> – currently one of 'user' or 'admin' (default is 'user')<text:line-break/><text:span text:style-name="Source_20_Text">func</text:span> – module function (default is 'main')<text:line-break/><text:span text:style-name="Source_20_Text">assign</text:span> – If set, the results are assigned to a variable <text:line-break/>All remaining parameters are passed to the module function</text:p>
      <text:h text:style-name="Heading_20_1" text:outline-level="1"><text:soft-page-break/>Further Module Plugins</text:h>
      <text:p text:style-name="Standard"><text:span text:style-name="Source_20_Text">pnmodavailable</text:span> – is module X installed and active?<text:line-break/><text:span text:style-name="Source_20_Text">pnmodgetinfo</text:span> – get e.g. displayname<text:line-break/><text:span text:style-name="Source_20_Text">pnmodgetname</text:span> – get name of the current module<text:line-break/><text:span text:style-name="Source_20_Text">pnmodgetvar</text:span> – <text:s/>get a module var<text:line-break/><text:span text:style-name="Source_20_Text">pnmodishooked</text:span> – is module A hooked into module B?</text:p>
      <text:h text:style-name="Heading_20_1" text:outline-level="1">User Functions</text:h>
      <text:p text:style-name="Standard">User related:<text:line-break/><text:span text:style-name="Source_20_Text">pnusergetidfromname</text:span> – get Username by UID<text:line-break/><text:span text:style-name="Source_20_Text">pnusergetlang</text:span> – which lang does user use?<text:line-break/><text:span text:style-name="Source_20_Text">pnusergettheme</text:span> – which theme does user use?<text:line-break/><text:span text:style-name="Source_20_Text">pnusergetvar</text:span> – get profile details by UID<text:line-break/><text:span text:style-name="Source_20_Text">pnuserloggedin</text:span> – is visitor logged in?</text:p>
      <text:h text:style-name="Heading_20_1" text:outline-level="1">Blocks</text:h>
      <text:p text:style-name="Standard">Block functions enclose a template block and operate on the contents of this block:<text:line-break/><text:line-break/><text:span text:style-name="Source_20_Text">&lt;!--[securityutil_checkpermission_block</text:span><text:span text:style-name="Source_20_Text"><text:span text:style-name="T3">⁋</text:span></text:span><text:span text:style-name="Source_20_Text"> component="News::" instance="::"</text:span><text:span text:style-name="Source_20_Text"><text:span text:style-name="T3">⁋</text:span></text:span><text:span text:style-name="Source_20_Text"> level="ACCESS_COMMENT"]--&gt;<text:line-break/><text:tab/></text:span>do some stuff now we have permission<text:line-break/><text:span text:style-name="Source_20_Text">&lt;!--[/securityutil_checkpermission_block]--&gt;<text:line-break/></text:span>Permissions don't have to exist in a module. You can just make up some and use them in a template and the Permissions module.<text:line-break/><text:line-break/><text:span text:style-name="Source_20_Text">&lt;!--[literal]--&gt;<text:line-break/></text:span><text:tab/>content will not be interpreted by the templating engine<text:span text:style-name="Source_20_Text"><text:line-break/>&lt;!--[/literal]--&gt;<text:line-break/></text:span>This block is often used if you need conditional comment to define special style sheets for Internet Explorer.<text:line-break/><text:line-break/><text:span text:style-name="Source_20_Text">&lt;!--[php]--&gt;</text:span></text:p>
      <text:p text:style-name="Standard"><text:span text:style-name="Source_20_Text"><text:tab/>echo("I am a bad programmer");<text:line-break/>&lt;!--[/php]--&gt;<text:line-break/></text:span>The php block can be used to include normal php code into a template. Anyway: That is really bad bad bad bad style. Put PHP into plugins, dumbass!</text:p>
      <text:h text:style-name="Heading_20_1" text:outline-level="1">Includes</text:h>
      <text:p text:style-name="Standard"><text:span text:style-name="Source_20_Text">&lt;!--[include file="file.htm"]--&gt;<text:line-break/></text:span>Includes template.htm from the same directory into the current template.<text:line-break/><text:line-break/><text:span text:style-name="Source_20_Text">&lt;!--[include file="file.htm" var1="NEW"]--&gt;<text:line-break/></text:span>Includes the file and passes a variable to it. Use normal call to display the variable:<text:span text:style-name="Source_20_Text"><text:line-break/>&lt;!--[$var1]--&gt;<text:line-break/><text:line-break/>&lt;!--[include file="file.htm" var1="$array]--&gt;<text:line-break/></text:span>Even arrays can be passed. Use normal call to display the array:<text:line-break/><text:span text:style-name="Source_20_Text">&lt;!--[foreach from=$links item=l]--&gt;<text:line-break/>. do stuff <text:s/>...<text:line-break/>&lt;!--[/foreach]--&gt;</text:span></text:p>
      <text:p text:style-name="Standard"><text:span text:style-name="Source_20_Text"><text:line-break/>&lt;!--[include file='/usr/local/include/templates/header.tpl']--&gt;<text:line-break/></text:span>absolute filepath<text:span text:style-name="Source_20_Text"> <text:line-break/>&lt;!--[</text:span><text:span text:style-name="Source_20_Text"><text:span text:style-name="T7">include</text:span></text:span><text:span text:style-name="Source_20_Text"><text:span text:style-name="T4">⁋</text:span></text:span><text:span text:style-name="Source_20_Text"><text:span text:style-name="T7"> file='file:/usr/local/include/templates/header</text:span></text:span><text:span text:style-name="Source_20_Text"><text:span text:style-name="T4">⁋<text:line-break/></text:span></text:span><text:span text:style-name="Source_20_Text"><text:span text:style-name="T7">.tpl']--&gt;<text:line-break/></text:span></text:span><text:span text:style-name="T7">absolute filepath (same thing)</text:span><text:span text:style-name="Source_20_Text"><text:span text:style-name="T7"> <text:s/><text:line-break/>&lt;!--[include</text:span></text:span><text:span text:style-name="Source_20_Text"><text:span text:style-name="T4">⁋</text:span></text:span><text:span text:style-name="Source_20_Text"><text:span text:style-name="T7"> file='file:C:/www/pub/templates/header.tpl']--&gt;<text:line-break/></text:span></text:span><text:span text:style-name="T7">windows absolute filepath (MUST use "file:" prefix)</text:span><text:span text:style-name="Source_20_Text"><text:span text:style-name="T7"><text:line-break/>&lt;!--[include file='db:header.tpl']--&gt;<text:line-break/></text:span></text:span><text:span text:style-name="T7">include from template resource named "db"</text:span><text:span text:style-name="Source_20_Text"><text:span text:style-name="T7"><text:line-break/>&lt;!--[include file="$module.tpl"]--&gt;</text:span></text:span><text:span text:style-name="Source_20_Text"><text:line-break/></text:span>include a $variable template - eg $module = 'contacts'<text:span text:style-name="Source_20_Text"><text:line-break/>&lt;!--[include file='$module.tpl']--&gt;<text:line-break/></text:span>won't work as its single quotes ie no variable substitution<text:span text:style-name="Source_20_Text"><text:line-break/>&lt;!--[include file="$path/$module</text:span><text:span text:style-name="Source_20_Text"><text:span text:style-name="T4">.$</text:span></text:span><text:span text:style-name="Source_20_Text">view.tpl"]--&gt;<text:line-break/></text:span>include a multi $variable template - eg amber/links.view.tpl</text:p>
      <text:h text:style-name="Heading_20_1" text:outline-level="1">pndebug</text:h>
      <text:p text:style-name="Standard">The most important function in Zikula for designers:<text:line-break/><text:span text:style-name="Source_20_Text">&lt;!--[pndebug]--&gt;</text:span> <text:s/>– Popup with all available variables within a template</text:p>
      <text:h text:style-name="Heading_20_1" text:outline-level="1">Inserts</text:h>
      <text:p text:style-name="Standard"><text:span text:style-name="Source_20_Text">&lt;!--[insert name="getstatusmsg"]--&gt;<text:line-break/></text:span>obtains the last status message posted for this session.<text:line-break/>Available parameters:<text:line-break/><text:span text:style-name="Source_20_Text">style, class</text:span> – msg put in a div tag with these attributes<text:line-break/><text:span text:style-name="Source_20_Text">tag</text:span> – specifies a span or a div tag<text:line-break/><text:span text:style-name="Source_20_Text">assign</text:span> – assign to var<text:line-break/><text:line-break/><text:span text:style-name="Source_20_Text">&lt;!--[insert name=setpagevar var="title" value="mytitle"]--&gt;<text:line-break/></text:span>sets a page-specific variable.<text:line-break/>available vars:<text:line-break/><text:span text:style-name="Source_20_Text">title</text:span> – set html title (sitename and slogan are added)<text:line-break/><text:span text:style-name="Source_20_Text">description</text:span> – set meta description<text:line-break/><text:span text:style-name="Source_20_Text">keywords</text:span> – <text:s/>set meta keywords<text:line-break/><text:span text:style-name="Source_20_Text">stylesheet</text:span> – include a stylesheet in the header<text:line-break/><text:span text:style-name="Source_20_Text">javascript</text:span> – include a javascript in the header <text:line-break/><text:span text:style-name="Source_20_Text">body</text:span> – add attributes to the opening body tag<text:line-break/><text:span text:style-name="Source_20_Text">rawtext</text:span> – add rawtext in the header<text:line-break/><text:span text:style-name="Source_20_Text">footer</text:span> – add rawtext above the closing body tag<text:line-break/><text:line-break/>Examples:<text:line-break/><text:span text:style-name="Source_20_Text">&lt;!--[insert name=setpagevar var="stylesheet" value="/themes/MyTheme/style/extrastyle.css"]--&gt;<text:line-break/></text:span>inserts an extrastyle.css into the HTML header. Valid HTML or xHTML according to the settings in theme.php<text:line-break/><text:line-break/><text:span text:style-name="Source_20_Text">&lt;!--[insert name=setpagevar var="javascript" value="/javascript/ajax/prototype.js"]--&gt;<text:line-break/></text:span>inserts prototype.js into the HTML header. Zikula eliminates redundant calls of the same script.<text:line-break/><text:line-break/><text:span text:style-name="Source_20_Text">&lt;!--[insert name=setpagevar var="description" value=$text|truncate:'250']--&gt;<text:line-break/></text:span>inserts the first 250 characters of the variable text into the meta-description<text:line-break/><text:line-break/><text:span text:style-name="Source_20_Text">&lt;!--[insert name=setpagevar var="body" value='onload="onLoad()"']--&gt;<text:line-break/></text:span>add the onload attribute to the body tag</text:p>
      <text:h text:style-name="Heading_20_1" text:outline-level="1">Plugins</text:h>
      <text:p text:style-name="Standard">Naming plugins:<text:line-break/><text:span text:style-name="Source_20_Text">function.NAME.php</text:span> – for functions<text:line-break/><text:span text:style-name="Source_20_Text">modifier.NAME.php</text:span> – for modifiers<text:line-break/><text:span text:style-name="Source_20_Text">block.NAME.php</text:span> – for blocks<text:line-break/><text:line-break/>Naming the function:<text:line-break/><text:span text:style-name="Source_20_Text">function smarty_function_NAME($params, &amp;$smarty)</text:span><text:line-break/>for functions<text:line-break/><text:span text:style-name="Source_20_Text">function smarty_modifier_NAME($params, &amp;$smarty)</text:span><text:line-break/>for modifiers<text:line-break/><text:span text:style-name="Source_20_Text">function smarty_block_NAME($params, &amp;$smarty)</text:span><text:line-break/>for blocks<text:line-break/><text:line-break/><text:span text:style-name="Source_20_Text">NAME</text:span> must be the same in file-name and function-name (case-sensitive!)<text:line-break/><text:line-break/>Should always contain parameters:<text:line-break/><text:span text:style-name="Source_20_Text">assign</text:span> – to be able to assign return value to var</text:p>
      <text:h text:style-name="Heading_20_1" text:outline-level="1">Romp Plugin</text:h>
      <text:p text:style-name="Standard"><text:span text:style-name="Source_20_Text">&lt;?php<text:line-break/>function smarty_TYPE_NAME($params, &amp;$smarty) {<text:line-break/> <text:s text:c="3"/><text:line-break/> <text:s text:c="3"/>//your code here<text:line-break/><text:line-break/> <text:s text:c="3"/>if (isset($params['assign'])) { <text:s/><text:line-break/><text:tab/>$smarty-&gt;assign($params['assign'], $value);<text:line-break/> <text:s text:c="3"/>} else {<text:line-break/><text:tab/>return $value;<text:line-break/> <text:s text:c="3"/>}<text:line-break/>}</text:span></text:p>
      <text:h text:style-name="Heading_20_1" text:outline-level="1">Theme Functions</text:h>
      <text:p text:style-name="Standard"><text:span text:style-name="Source_20_Text">&lt;!--[title]--&gt;</text:span> <text:line-break/>usually the title of a page, consisting of content title, sitename and site slogan.<text:line-break/>available parameters:<text:line-break/><text:span text:style-name="Source_20_Text">separator</text:span> – title elements will be seperated using this string (optional: default '<text:span text:style-name="Source_20_Text">::</text:span>')<text:line-break/><text:span text:style-name="Source_20_Text">noslogan</text:span> – slogan will not be appended if <text:span text:style-name="Source_20_Text">true</text:span><text:line-break/><text:span text:style-name="Source_20_Text">nositename</text:span> – sitename will not be appended if <text:span text:style-name="Source_20_Text">true</text:span></text:p>
      <text:h text:style-name="Heading_20_1" text:outline-level="1">pager (numeric)</text:h>
      <text:p text:style-name="Standard"><text:span text:style-name="Source_20_Text">&lt;!--[pager rowcount="400" limit="50"]--&gt;</text:span><text:line-break/>adds a numeric pager to a template<text:line-break/>available parameters:<text:line-break/><text:span text:style-name="Source_20_Text">rowcount</text:span> – total number of items to page in between (if an array is assigned, it's count will be used)<text:line-break/><text:span text:style-name="Source_20_Text">limit</text:span> – number of items on a page (if &lt;0 unlimited)<text:line-break/><text:span text:style-name="Source_20_Text">posvar</text:span> – name of the variable that contains the position data, eg "offset"<text:line-break/><text:span text:style-name="Source_20_Text">display</text:span> – either '<text:span text:style-name="Source_20_Text">page</text:span>' or '<text:span text:style-name="Source_20_Text">startnum</text:span>'. <text:span text:style-name="Source_20_Text">page</text:span> = 1, 2, 3, 4, ..) <text:span text:style-name="Source_20_Text">startnum</text:span> = (1, 11, 21, 31, 41, ..)<text:line-break/><text:span text:style-name="Source_20_Text">anchorText</text:span> – optional text for hyperlink anchor (e.g. 'comments' for the anchor #comments) (default: '')<text:line-break/><text:span text:style-name="Source_20_Text">maxpages</text:span> – optional maximum number of displayed pages, others will be hidden / suppressed (default: 0 = show all pages)<text:line-break/><text:span text:style-name="Source_20_Text">class</text:span> – optional class to apply to the pager container (default : pn-pager)<text:line-break/><text:span text:style-name="Source_20_Text">processDetailLinks</text:span> – should the single page links be processed? (default: false if using pagerimage.html, otherwise true)<text:line-break/><text:span text:style-name="Source_20_Text">template</text:span> – optional name of a template file<text:line-break/><text:span text:style-name="Source_20_Text">includeStylesheet</text:span> – use predefined stylesheet file?Default is yes.<text:line-break/><text:line-break/>already available templates:<text:line-break/><text:span text:style-name="Source_20_Text">pagercss2.html<text:line-break/>pagercss.html<text:line-break/>pager.html<text:line-break/>pagerimage.html<text:line-break/>pagerintervals.html<text:line-break/>pageritems.html<text:line-break/>pagerjs.html<text:line-break/></text:span>Of course you can add you custom templates</text:p>
      <text:h text:style-name="Heading_20_1" text:outline-level="1">pager (alphabetic)</text:h>
      <text:p text:style-name="Standard"><text:span text:style-name="Source_20_Text">&lt;!--[pagerabc posvar="letter" ]--&gt;<text:line-break/></text:span>display an alphabethical pager<text:line-break/>Available parameters<text:line-break/><text:span text:style-name="Source_20_Text">names</text:span> – values to select from (array or csv) e.g. <text:span text:style-name="Source_20_Text">"A;B;C;D" </text:span>and so on<text:line-break/><text:span text:style-name="Source_20_Text">separator</text:span> – string to put between the letters, eg <text:span text:style-name="Source_20_Text">"|"</text:span> makes | A | B | C | D |<text:line-break/><text:span text:style-name="Source_20_Text">posvar</text:span> – name of the variable that contains the position data, eg <text:span text:style-name="Source_20_Text">"letter"</text:span><text:line-break/><text:span text:style-name="Source_20_Text">forwardvars</text:span> – comma- semicolon- or space-delimited list of POST and GET variables to forward in the pager links. If unset, all vars are forwarded.<text:line-break/><text:span text:style-name="Source_20_Text">additionalvars</text:span> – comma- semicolon- or space-delimited list of additional variable and value pairs to forward in the links. eg "foo=2,bar=4"<text:line-break/><text:span text:style-name="Source_20_Text">class_num</text:span> – class for the pager links (&lt;a&gt; tags)<text:line-break/><text:span text:style-name="Source_20_Text">class_numon</text:span> – class for the active page<text:line-break/><text:line-break/><text:span text:style-name="Source_20_Text">printempty</text:span> – print empty sel ('-')</text:p>
      <text:h text:style-name="Heading_20_1" text:outline-level="1">CSS Classes</text:h>
      <text:p text:style-name="Standard">Common Classes<text:line-break/><text:span text:style-name="Source_20_Text">.pn-hide</text:span> – equals display:none<text:line-break/><text:span text:style-name="Source_20_Text">.pn-clearfix</text:span> – use to avoid evil <text:span text:style-name="Source_20_Text">clear:both</text:span>!<text:line-break/></text:p>
      <text:p text:style-name="Standard">Class for Tables<text:span text:style-name="Source_20_Text"><text:line-break/>.pn-datatable</text:span> – makes all tables look alike<text:line-break/>use<text:line-break/><text:span text:style-name="Source_20_Text">&lt;tr class="&lt;!--[cycle values="odd,even"]--&gt;"&gt;</text:span> to give table rows changing background colors<text:line-break/>use <text:line-break/><text:span text:style-name="Source_20_Text">&lt;th class=“pn-sortable&gt;</text:span> to make colums sortable via javascript (prototype!)<text:line-break/></text:p>
      <text:p text:style-name="Standard">Classes for Forms<text:line-break/><text:span text:style-name="Source_20_Text">.pn-form</text:span> – use to make forms look like Zikula form <text:line-break/><text:span text:style-name="Source_20_Text">.pn-formrow</text:span> – use to style a div containing a label and control pair</text:p>
      <text:h text:style-name="Heading_20_1" text:outline-level="1">Licence</text:h>
      <text:p text:style-name="Standard"><text:span text:style-name="Source_20_Text">/**<text:line-break/> * Zikula Application Framework<text:line-break/> *<text:line-break/> * @copyright (c) 2001, Zikula Development Team<text:line-break/> * @link http://www.zikula.org<text:line-break/> * @license GNU/GPL -⁋ http://www.gnu.org/copyleft/gpl.html<text:line-break/> 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 style:master-page-name="">
      <style:paragraph-properties fo:margin-top="0cm" fo:margin-bottom="0.101cm" fo:line-height="100%" style:page-number="auto" fo:padding="0.049cm" fo:border="0.018cm solid #000000" style:shadow="none"/>
      <style:text-properties fo:color="#999999" style:font-name="Arial1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padding="0.049cm" fo:border="0.002cm solid #000000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 style:master-page-name="">
      <style:paragraph-properties fo:margin-top="0.921cm" fo:margin-bottom="0cm" fo:text-align="end" style:justify-single-word="false" style:page-number="auto" fo:background-color="#e6e6e6" fo:padding="0.049cm" fo:border="0.018cm solid #000000" style:shadow="none">
        <style:tab-stops/>
        <style:background-image/>
      </style:paragraph-properties>
      <style:text-properties fo:color="#3333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margin-top="0cm" fo:margin-bottom="0.101cm" style:page-number="auto" fo:background-color="#e6e6e6" fo:padding-left="0.101cm" fo:padding-right="0cm" fo:padding-top="0cm" fo:padding-bottom="0cm" fo:border="0.018cm solid #000000" style:shadow="none">
        <style:background-image/>
      </style:paragraph-properties>
      <style:text-properties fo:color="#4c4c4c" fo:font-size="10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margin-top="0cm" fo:margin-bottom="0.101cm" fo:text-align="end" style:justify-single-word="false" style:page-number="auto" fo:background-color="#e6e6e6" fo:padding-left="0.049cm" fo:padding-right="0.049cm" fo:padding-top="0.651cm" fo:padding-bottom="0.049cm" fo:border="0.018cm solid #000000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4c4c4c" fo:font-size="18pt" fo:font-weight="bold" style:font-size-asian="10.5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_20_Text" style:display-name="Source Text" style:family="text">
      <style:text-properties fo:color="#000000" style:font-name="DejaVu Sans Mono" fo:font-size="6pt" style:font-name-asian="DejaVu Sans Mono" style:font-size-asian="10.5pt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401cm" fo:margin-bottom="1.101cm" fo:margin-left="1cm" fo:margin-right="1cm" style:shadow="none" fo:background-color="transparent" style:writing-mode="lr-tb" style:footnote-max-height="0cm">
        <style:background-image/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Grafik1" text:anchor-type="paragraph" svg:width="4.588cm" svg:height="1.455cm" draw:z-index="1"><draw:image xlink:href="Pictures/10000200000001100000004E636CBE38.gif" xlink:type="simple" xlink:show="embed" xlink:actuate="onLoad"/></draw:frame>CheatSheet 2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11T09:45:23</meta:creation-date>
    <dc:date>2008-11-14T08:33:24</dc:date>
    <meta:editing-cycles>44</meta:editing-cycles>
    <meta:editing-duration>PT15H12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66" meta:word-count="2237" meta:character-count="15152"/>
  </office:meta>
</office:document-meta>
</file>